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4.6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358.4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4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LASS-SERIES</text:p>
          </table:table-cell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Calibration CSV</text:p>
          </table:table-cell>
          <table:table-cell table:style-name="ce1" office:value-type="string" calcext:value-type="string">
            <text:p>Cal Date</text:p>
          </table:table-cell>
          <table:table-cell table:style-name="ce1" office:value-type="string" calcext:value-type="string">
            <text:p>Vendor Docs exist</text:p>
          </table:table-cell>
          <table:table-cell table:style-name="ce1" office:value-type="string" calcext:value-type="string">
            <text:p>Cal coeff match</text:p>
          </table:table-cell>
          <table:table-cell table:style-name="ce1" office:value-type="string" calcext:value-type="string">
            <text:p>Filename correct</text:p>
          </table:table-cell>
          <table:table-cell table:style-name="ce1" office:value-type="string" calcext:value-type="string">
            <text:p>In progress?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ull request #</text:p>
          </table:table-cell>
          <table:table-cell table:style-name="ce1" office:value-type="string" calcext:value-type="string">
            <text:p>Date pull request submitted</text:p>
          </table:table-cell>
          <table:table-cell table:style-name="ce1" office:value-type="string" calcext:value-type="string">
            <text:p>Pull request verified primary</text:p>
          </table:table-cell>
          <table:table-cell table:style-name="ce1" office:value-type="string" calcext:value-type="string">
            <text:p>Pull request verified secondary</text:p>
          </table:table-cell>
          <table:table-cell table:style-name="ce6" table:number-columns-repeated="14"/>
          <table:table-cell table:style-name="ce7" table:number-columns-repeated="997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3</text:p>
          </table:table-cell>
          <table:table-cell office:value-type="string" calcext:value-type="string">
            <text:p>CGINS-OPTAAD-00123__20131121.csv</text:p>
          </table:table-cell>
          <table:table-cell table:style-name="ce3" office:value-type="string" calcext:value-type="string">
            <text:p>2013-07-1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3_Calibration_Files_2013-07-17 &gt; acs12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3</text:p>
          </table:table-cell>
          <table:table-cell office:value-type="string" calcext:value-type="string">
            <text:p>CGINS-OPTAAD-00123__20131121__CC_taarray.ext</text:p>
          </table:table-cell>
          <table:table-cell table:style-name="ce3" office:value-type="string" calcext:value-type="string">
            <text:p>2013-07-1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3_Calibration_Files_2013-07-17 &gt; acs12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3</text:p>
          </table:table-cell>
          <table:table-cell office:value-type="string" calcext:value-type="string">
            <text:p>CGINS-OPTAAD-00123__20131121__CC_tcarray.ext</text:p>
          </table:table-cell>
          <table:table-cell table:style-name="ce3" office:value-type="string" calcext:value-type="string">
            <text:p>2013-07-1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3_Calibration_Files_2013-07-17 &gt; acs12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3</text:p>
          </table:table-cell>
          <table:table-cell office:value-type="string" calcext:value-type="string">
            <text:p>CGINS-OPTAAD-00123__20151021.csv</text:p>
          </table:table-cell>
          <table:table-cell table:style-name="ce3" office:value-type="string" calcext:value-type="string">
            <text:p>2015-07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3_Calibration_Files_2015-07-20 &gt; acs12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3</text:p>
          </table:table-cell>
          <table:table-cell office:value-type="string" calcext:value-type="string">
            <text:p>CGINS-OPTAAD-00123__20151021__CC_taarray.ext</text:p>
          </table:table-cell>
          <table:table-cell table:style-name="ce3" office:value-type="string" calcext:value-type="string">
            <text:p>2015-07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3_Calibration_Files_2015-07-20 &gt; acs12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3</text:p>
          </table:table-cell>
          <table:table-cell office:value-type="string" calcext:value-type="string">
            <text:p>CGINS-OPTAAD-00123__20151021__CC_tcarray.ext</text:p>
          </table:table-cell>
          <table:table-cell table:style-name="ce3" office:value-type="string" calcext:value-type="string">
            <text:p>2015-07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3_Calibration_Files_2015-07-20 &gt; acs12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31121.csv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3-01-30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31121__CC_taarray.ext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3-01-30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31121__CC_tcarray.ext</text:p>
          </table:table-cell>
          <table:table-cell office:value-type="date" office:date-value="2013-01-23" calcext:value-type="date">
            <text:p>2013-01-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3-01-30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60513.csv</text:p>
          </table:table-cell>
          <table:table-cell office:value-type="date" office:date-value="2015-09-30" calcext:value-type="date">
            <text:p>2015-09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5-10-05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60513__CC_taarray.ext</text:p>
          </table:table-cell>
          <table:table-cell office:value-type="date" office:date-value="2015-09-30" calcext:value-type="date">
            <text:p>2015-09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5-10-05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60513__CC_tcarray.ext</text:p>
          </table:table-cell>
          <table:table-cell office:value-type="date" office:date-value="2015-09-30" calcext:value-type="date">
            <text:p>2015-09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5-10-05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70209.csv</text:p>
          </table:table-cell>
          <table:table-cell office:value-type="date" office:date-value="2017-02-09" calcext:value-type="date">
            <text:p>2017-02-09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7-02-09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70209__CC_taarray.ext</text:p>
          </table:table-cell>
          <table:table-cell office:value-type="date" office:date-value="2017-02-09" calcext:value-type="date">
            <text:p>2017-02-09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7-02-09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29</text:p>
          </table:table-cell>
          <table:table-cell office:value-type="string" calcext:value-type="string">
            <text:p>CGINS-OPTAAD-00129__20170209__CC_tcarray.ext</text:p>
          </table:table-cell>
          <table:table-cell office:value-type="date" office:date-value="2017-02-09" calcext:value-type="date">
            <text:p>2017-02-09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29_Calibration_Files_2017-02-09 &gt; acs12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30</text:p>
          </table:table-cell>
          <table:table-cell office:value-type="string" calcext:value-type="string">
            <text:p>CGINS-OPTAAD-00130__20150509.csv</text:p>
          </table:table-cell>
          <table:table-cell office:value-type="date" office:date-value="2014-12-09" calcext:value-type="date">
            <text:p>2014-12-0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30_Calibration_Files_2014-12-30 &gt; acs13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30</text:p>
          </table:table-cell>
          <table:table-cell office:value-type="string" calcext:value-type="string">
            <text:p>CGINS-OPTAAD-00130__20150509__CC_taarray.ext</text:p>
          </table:table-cell>
          <table:table-cell office:value-type="date" office:date-value="2014-12-09" calcext:value-type="date">
            <text:p>2014-12-0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30_Calibration_Files_2014-12-30 &gt; acs13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30</text:p>
          </table:table-cell>
          <table:table-cell office:value-type="string" calcext:value-type="string">
            <text:p>CGINS-OPTAAD-00130__20150509__CC_tcarray.ext</text:p>
          </table:table-cell>
          <table:table-cell office:value-type="date" office:date-value="2014-12-09" calcext:value-type="date">
            <text:p>2014-12-0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30_Calibration_Files_2014-12-30 &gt; acs13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30</text:p>
          </table:table-cell>
          <table:table-cell office:value-type="string" calcext:value-type="string">
            <text:p>CGINS-OPTAAD-00130__20161125.csv</text:p>
          </table:table-cell>
          <table:table-cell office:value-type="date" office:date-value="2016-05-18" calcext:value-type="date">
            <text:p>2016-05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30_Calibration_Files_2016-06-01 &gt; acs13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30</text:p>
          </table:table-cell>
          <table:table-cell office:value-type="string" calcext:value-type="string">
            <text:p>CGINS-OPTAAD-00130__20161125__CC_taarray.ext</text:p>
          </table:table-cell>
          <table:table-cell office:value-type="date" office:date-value="2016-05-18" calcext:value-type="date">
            <text:p>2016-05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30_Calibration_Files_2016-06-01 &gt; acs13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30</text:p>
          </table:table-cell>
          <table:table-cell office:value-type="string" calcext:value-type="string">
            <text:p>CGINS-OPTAAD-00130__20161125__CC_tcarray.ext</text:p>
          </table:table-cell>
          <table:table-cell office:value-type="date" office:date-value="2016-05-18" calcext:value-type="date">
            <text:p>2016-05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30_Calibration_Files_2016-06-01 &gt; acs13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0</text:p>
          </table:table-cell>
          <table:table-cell office:value-type="string" calcext:value-type="string">
            <text:p>CGINS-OPTAAD-00150__20140910.csv</text:p>
          </table:table-cell>
          <table:table-cell office:value-type="date" office:date-value="2013-10-22" calcext:value-type="date">
            <text:p>2013-10-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0_Calibration_Files_2013-12-12 &gt; acs15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0</text:p>
          </table:table-cell>
          <table:table-cell office:value-type="string" calcext:value-type="string">
            <text:p>CGINS-OPTAAD-00150__20140910__CC_taarray.ext</text:p>
          </table:table-cell>
          <table:table-cell office:value-type="date" office:date-value="2013-10-22" calcext:value-type="date">
            <text:p>2013-10-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0_Calibration_Files_2013-12-12 &gt; acs15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0</text:p>
          </table:table-cell>
          <table:table-cell office:value-type="string" calcext:value-type="string">
            <text:p>CGINS-OPTAAD-00150__20140910__CC_tcarray.ext</text:p>
          </table:table-cell>
          <table:table-cell office:value-type="date" office:date-value="2013-10-22" calcext:value-type="date">
            <text:p>2013-10-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0_Calibration_Files_2013-12-12 &gt; acs15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0</text:p>
          </table:table-cell>
          <table:table-cell office:value-type="string" calcext:value-type="string">
            <text:p>CGINS-OPTAAD-00150__20161125.csv</text:p>
          </table:table-cell>
          <table:table-cell office:value-type="date" office:date-value="2016-04-26" calcext:value-type="date">
            <text:p>2016-04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0_Calibration_Files_2016-05-11 &gt; acs15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0</text:p>
          </table:table-cell>
          <table:table-cell office:value-type="string" calcext:value-type="string">
            <text:p>CGINS-OPTAAD-00150__20161125__CC_taarray.ext</text:p>
          </table:table-cell>
          <table:table-cell office:value-type="date" office:date-value="2016-04-26" calcext:value-type="date">
            <text:p>2016-04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0_Calibration_Files_2016-05-11 &gt; acs15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0</text:p>
          </table:table-cell>
          <table:table-cell office:value-type="string" calcext:value-type="string">
            <text:p>CGINS-OPTAAD-00150__20161125__CC_tcarray.ext</text:p>
          </table:table-cell>
          <table:table-cell office:value-type="date" office:date-value="2016-04-26" calcext:value-type="date">
            <text:p>2016-04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0_Calibration_Files_2016-05-11 &gt; acs15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41213.csv</text:p>
          </table:table-cell>
          <table:table-cell office:value-type="date" office:date-value="2013-10-24" calcext:value-type="date">
            <text:p>2013-10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1_Calibration_Files_2013-12-12 &gt; acs15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41213__CC_taarray.ext</text:p>
          </table:table-cell>
          <table:table-cell office:value-type="date" office:date-value="2013-10-24" calcext:value-type="date">
            <text:p>2013-10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1_Calibration_Files_2013-12-12 &gt; acs15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41213__CC_tcarray.ext</text:p>
          </table:table-cell>
          <table:table-cell office:value-type="date" office:date-value="2013-10-24" calcext:value-type="date">
            <text:p>2013-10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1_Calibration_Files_2013-12-12 &gt; acs15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50507.csv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50507__CC_taarray.ext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50507__CC_tcarray.ext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60528.csv</text:p>
          </table:table-cell>
          <table:table-cell office:value-type="date" office:date-value="2016-03-24" calcext:value-type="date">
            <text:p>2016-03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1_Calibration_Files_2016-03-31 &gt; acs15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60528__CC_taarray.ext</text:p>
          </table:table-cell>
          <table:table-cell office:value-type="date" office:date-value="2016-03-24" calcext:value-type="date">
            <text:p>2016-03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1_Calibration_Files_2016-03-31 &gt; acs15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1</text:p>
          </table:table-cell>
          <table:table-cell office:value-type="string" calcext:value-type="string">
            <text:p>CGINS-OPTAAD-00151__20160528__CC_tcarray.ext</text:p>
          </table:table-cell>
          <table:table-cell office:value-type="date" office:date-value="2016-03-24" calcext:value-type="date">
            <text:p>2016-03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1_Calibration_Files_2016-03-31 &gt; acs15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2</text:p>
          </table:table-cell>
          <table:table-cell office:value-type="string" calcext:value-type="string">
            <text:p>CGINS-OPTAAD-00152__20151023.csv</text:p>
          </table:table-cell>
          <table:table-cell office:value-type="date" office:date-value="2014-10-23" calcext:value-type="date">
            <text:p>2014-10-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2_Calibration_Files_2014-11-06 &gt; acs15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2</text:p>
          </table:table-cell>
          <table:table-cell office:value-type="string" calcext:value-type="string">
            <text:p>CGINS-OPTAAD-00152__20151023__CC_taarray.ext</text:p>
          </table:table-cell>
          <table:table-cell office:value-type="date" office:date-value="2014-10-23" calcext:value-type="date">
            <text:p>2014-10-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2_Calibration_Files_2014-11-06 &gt; acs15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2</text:p>
          </table:table-cell>
          <table:table-cell office:value-type="string" calcext:value-type="string">
            <text:p>CGINS-OPTAAD-00152__20151023__CC_tcarray.ext</text:p>
          </table:table-cell>
          <table:table-cell office:value-type="date" office:date-value="2014-10-23" calcext:value-type="date">
            <text:p>2014-10-2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2_Calibration_Files_2014-11-06 &gt; acs15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2</text:p>
          </table:table-cell>
          <table:table-cell office:value-type="string" calcext:value-type="string">
            <text:p>CGINS-OPTAAD-00152__20180711.csv</text:p>
          </table:table-cell>
          <table:table-cell office:value-type="date" office:date-value="2018-07-11" calcext:value-type="date">
            <text:p>2018-07-11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2_Calibration_Files_2018-07-11 &gt; acs15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2</text:p>
          </table:table-cell>
          <table:table-cell office:value-type="string" calcext:value-type="string">
            <text:p>CGINS-OPTAAD-00152__20180711__CC_taarray.ext</text:p>
          </table:table-cell>
          <table:table-cell office:value-type="date" office:date-value="2018-07-11" calcext:value-type="date">
            <text:p>2018-07-11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2_Calibration_Files_2018-07-11 &gt; acs15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2</text:p>
          </table:table-cell>
          <table:table-cell office:value-type="string" calcext:value-type="string">
            <text:p>CGINS-OPTAAD-00152__20180711__CC_tcarray.ext</text:p>
          </table:table-cell>
          <table:table-cell office:value-type="date" office:date-value="2018-07-11" calcext:value-type="date">
            <text:p>2018-07-11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2_Calibration_Files_2018-07-11 &gt; acs15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3</text:p>
          </table:table-cell>
          <table:table-cell office:value-type="string" calcext:value-type="string">
            <text:p>CGINS-OPTAAD-00153__20140910.csv</text:p>
          </table:table-cell>
          <table:table-cell office:value-type="date" office:date-value="2013-11-19" calcext:value-type="date">
            <text:p>2013-11-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3_Calibration_Files_2013-12-12 &gt; acs15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3</text:p>
          </table:table-cell>
          <table:table-cell office:value-type="string" calcext:value-type="string">
            <text:p>CGINS-OPTAAD-00153__20140910__CC_taarray.ext</text:p>
          </table:table-cell>
          <table:table-cell office:value-type="date" office:date-value="2013-11-19" calcext:value-type="date">
            <text:p>2013-11-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3_Calibration_Files_2013-12-12 &gt; acs15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3</text:p>
          </table:table-cell>
          <table:table-cell office:value-type="string" calcext:value-type="string">
            <text:p>CGINS-OPTAAD-00153__20140910__CC_tcarray.ext</text:p>
          </table:table-cell>
          <table:table-cell office:value-type="date" office:date-value="2013-11-19" calcext:value-type="date">
            <text:p>2013-11-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3_Calibration_Files_2013-12-12 &gt; acs15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3</text:p>
          </table:table-cell>
          <table:table-cell office:value-type="string" calcext:value-type="string">
            <text:p>CGINS-OPTAAD-00153__20161012.csv</text:p>
          </table:table-cell>
          <table:table-cell office:value-type="date" office:date-value="2016-08-02" calcext:value-type="date">
            <text:p>2016-08-0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3_Calibration_Files_2016-08-16 &gt; acs15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3</text:p>
          </table:table-cell>
          <table:table-cell office:value-type="string" calcext:value-type="string">
            <text:p>CGINS-OPTAAD-00153__20161012__CC_taarray.ext</text:p>
          </table:table-cell>
          <table:table-cell office:value-type="date" office:date-value="2016-08-02" calcext:value-type="date">
            <text:p>2016-08-0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3_Calibration_Files_2016-08-16 &gt; acs15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3</text:p>
          </table:table-cell>
          <table:table-cell office:value-type="string" calcext:value-type="string">
            <text:p>CGINS-OPTAAD-00153__20161012__CC_tcarray.ext</text:p>
          </table:table-cell>
          <table:table-cell office:value-type="date" office:date-value="2016-08-02" calcext:value-type="date">
            <text:p>2016-08-0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3_Calibration_Files_2016-08-16 &gt; acs15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41214.csv</text:p>
          </table:table-cell>
          <table:table-cell office:value-type="date" office:date-value="2013-11-21" calcext:value-type="date">
            <text:p>2013-11-2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3-12-12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41214__CC_taarray.ext</text:p>
          </table:table-cell>
          <table:table-cell office:value-type="date" office:date-value="2013-11-21" calcext:value-type="date">
            <text:p>2013-11-2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3-12-12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41214__CC_tcarray.ext</text:p>
          </table:table-cell>
          <table:table-cell office:value-type="date" office:date-value="2013-11-21" calcext:value-type="date">
            <text:p>2013-11-2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3-12-12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60710.csv</text:p>
          </table:table-cell>
          <table:table-cell office:value-type="date" office:date-value="2016-03-30" calcext:value-type="date">
            <text:p>2016-03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6-04-19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60710__CC_taarray.ext</text:p>
          </table:table-cell>
          <table:table-cell office:value-type="date" office:date-value="2016-03-30" calcext:value-type="date">
            <text:p>2016-03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6-04-19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60710__CC_tcarray.ext</text:p>
          </table:table-cell>
          <table:table-cell office:value-type="date" office:date-value="2016-03-30" calcext:value-type="date">
            <text:p>2016-03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6-04-19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80426.csv</text:p>
          </table:table-cell>
          <table:table-cell office:value-type="date" office:date-value="2018-04-25" calcext:value-type="date">
            <text:p>2018-04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8-04-26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80426__CC_taarray.ext</text:p>
          </table:table-cell>
          <table:table-cell office:value-type="date" office:date-value="2018-04-25" calcext:value-type="date">
            <text:p>2018-04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8-04-26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59</text:p>
          </table:table-cell>
          <table:table-cell office:value-type="string" calcext:value-type="string">
            <text:p>CGINS-OPTAAD-00159__20180426__CC_tcarray.ext</text:p>
          </table:table-cell>
          <table:table-cell office:value-type="date" office:date-value="2018-04-25" calcext:value-type="date">
            <text:p>2018-04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59_Calibration_Files_2018-04-26 &gt; acs15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65</text:p>
          </table:table-cell>
          <table:table-cell office:value-type="string" calcext:value-type="string">
            <text:p>CGINS-OPTAAD-00165__20141212.csv</text:p>
          </table:table-cell>
          <table:table-cell office:value-type="date" office:date-value="2013-12-26" calcext:value-type="date">
            <text:p>2013-12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65_Calibration_Files &gt; acs16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65</text:p>
          </table:table-cell>
          <table:table-cell office:value-type="string" calcext:value-type="string">
            <text:p>CGINS-OPTAAD-00165__20141212__CC_taarray.ext</text:p>
          </table:table-cell>
          <table:table-cell office:value-type="date" office:date-value="2013-12-26" calcext:value-type="date">
            <text:p>2013-12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65_Calibration_Files &gt; acs16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65</text:p>
          </table:table-cell>
          <table:table-cell office:value-type="string" calcext:value-type="string">
            <text:p>CGINS-OPTAAD-00165__20141212__CC_tcarray.ext</text:p>
          </table:table-cell>
          <table:table-cell office:value-type="date" office:date-value="2013-12-26" calcext:value-type="date">
            <text:p>2013-12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65_Calibration_Files &gt; acs16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65</text:p>
          </table:table-cell>
          <table:table-cell office:value-type="string" calcext:value-type="string">
            <text:p>CGINS-OPTAAD-00165__20160527.csv</text:p>
          </table:table-cell>
          <table:table-cell office:value-type="date" office:date-value="2015-12-28" calcext:value-type="date">
            <text:p>2015-12-2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65_Calibration_Files_2016-01-07 &gt; acs16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65</text:p>
          </table:table-cell>
          <table:table-cell office:value-type="string" calcext:value-type="string">
            <text:p>CGINS-OPTAAD-00165__20160527__CC_taarray.ext</text:p>
          </table:table-cell>
          <table:table-cell office:value-type="date" office:date-value="2015-12-28" calcext:value-type="date">
            <text:p>2015-12-2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65_Calibration_Files_2016-01-07 &gt; acs16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65</text:p>
          </table:table-cell>
          <table:table-cell office:value-type="string" calcext:value-type="string">
            <text:p>CGINS-OPTAAD-00165__20160527__CC_tcarray.ext</text:p>
          </table:table-cell>
          <table:table-cell office:value-type="date" office:date-value="2015-12-28" calcext:value-type="date">
            <text:p>2015-12-2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65_Calibration_Files_2016-01-07 &gt; acs16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41213.csv</text:p>
          </table:table-cell>
          <table:table-cell office:value-type="date" office:date-value="2014-08-15" calcext:value-type="date">
            <text:p>2014-08-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C_tcal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5_Calibration_Files_2014-08-22 &gt; acs18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41213__CC_taarray.ext</text:p>
          </table:table-cell>
          <table:table-cell office:value-type="date" office:date-value="2014-08-15" calcext:value-type="date">
            <text:p>2014-08-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5_Calibration_Files_2014-08-22 &gt; acs18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41213__CC_tcarray.ext</text:p>
          </table:table-cell>
          <table:table-cell office:value-type="date" office:date-value="2014-08-15" calcext:value-type="date">
            <text:p>2014-08-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5_Calibration_Files_2014-08-22 &gt; acs18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50507.csv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hing to compare 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50507__CC_taarray.ext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hing to compare 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50507__CC_tcarray.ext</text:p>
          </table:table-cell>
          <table:table-cell table:style-name="ce5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othing to compare 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60528.csv</text:p>
          </table:table-cell>
          <table:table-cell office:value-type="date" office:date-value="2016-03-12" calcext:value-type="date">
            <text:p>2016-03-1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5_Calibration_Files_2016-03-31 &gt; acs18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60528__CC_taarray.ext</text:p>
          </table:table-cell>
          <table:table-cell office:value-type="date" office:date-value="2016-03-12" calcext:value-type="date">
            <text:p>2016-03-1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5_Calibration_Files_2016-03-31 &gt; acs18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5</text:p>
          </table:table-cell>
          <table:table-cell office:value-type="string" calcext:value-type="string">
            <text:p>CGINS-OPTAAD-00185__20160528__CC_tcarray.ext</text:p>
          </table:table-cell>
          <table:table-cell office:value-type="date" office:date-value="2016-03-12" calcext:value-type="date">
            <text:p>2016-03-1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5_Calibration_Files_2016-03-31 &gt; acs18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7</text:p>
          </table:table-cell>
          <table:table-cell office:value-type="string" calcext:value-type="string">
            <text:p>CGINS-OPTAAD-00187__20141214.csv</text:p>
          </table:table-cell>
          <table:table-cell office:value-type="date" office:date-value="2014-09-18" calcext:value-type="date">
            <text:p>2014-09-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C_awlngth, CC_tbins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7_Calibration_Files_2014-09-26 &gt; acs18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7</text:p>
          </table:table-cell>
          <table:table-cell office:value-type="string" calcext:value-type="string">
            <text:p>CGINS-OPTAAD-00187__20141214__CC_taarray.ext</text:p>
          </table:table-cell>
          <table:table-cell office:value-type="date" office:date-value="2014-09-18" calcext:value-type="date">
            <text:p>2014-09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7_Calibration_Files_2014-09-26 &gt; acs18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7</text:p>
          </table:table-cell>
          <table:table-cell office:value-type="string" calcext:value-type="string">
            <text:p>CGINS-OPTAAD-00187__20141214__CC_tcarray.ext</text:p>
          </table:table-cell>
          <table:table-cell office:value-type="date" office:date-value="2014-09-18" calcext:value-type="date">
            <text:p>2014-09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7_Calibration_Files_2014-09-26 &gt; acs18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7</text:p>
          </table:table-cell>
          <table:table-cell office:value-type="string" calcext:value-type="string">
            <text:p>CGINS-OPTAAD-00187__20161027.csv</text:p>
          </table:table-cell>
          <table:table-cell office:value-type="date" office:date-value="2016-05-24" calcext:value-type="date">
            <text:p>2016-05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7_Calibration_Files_2016-06-01 &gt; acs18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7</text:p>
          </table:table-cell>
          <table:table-cell office:value-type="string" calcext:value-type="string">
            <text:p>CGINS-OPTAAD-00187__20161027__CC_taarray.ext</text:p>
          </table:table-cell>
          <table:table-cell office:value-type="date" office:date-value="2016-05-24" calcext:value-type="date">
            <text:p>2016-05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7_Calibration_Files_2016-06-01 &gt; acs18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7</text:p>
          </table:table-cell>
          <table:table-cell office:value-type="string" calcext:value-type="string">
            <text:p>CGINS-OPTAAD-00187__20161027__CC_tcarray.ext</text:p>
          </table:table-cell>
          <table:table-cell office:value-type="date" office:date-value="2016-05-24" calcext:value-type="date">
            <text:p>2016-05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7_Calibration_Files_2016-06-01 &gt; acs187.dev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AAD</text:p>
          </table:table-cell>
          <table:table-cell office:value-type="string" calcext:value-type="string">
            <text:p>ACS-189</text:p>
          </table:table-cell>
          <table:table-cell office:value-type="string" calcext:value-type="string">
            <text:p>CGINS-OPTAAD-00189__20141212.csv</text:p>
          </table:table-cell>
          <table:table-cell office:value-type="date" office:date-value="2014-09-18" calcext:value-type="date">
            <text:p>2014-09-18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CC_awlngth, CC_cwlngth, CC_tbins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9_Calibration_Files_2014-09-26 &gt; acs18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9</text:p>
          </table:table-cell>
          <table:table-cell office:value-type="string" calcext:value-type="string">
            <text:p>CGINS-OPTAAD-00189__20141212__CC_taarray.ext</text:p>
          </table:table-cell>
          <table:table-cell office:value-type="date" office:date-value="2014-09-18" calcext:value-type="date">
            <text:p>2014-09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9_Calibration_Files_2014-09-26 &gt; acs18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9</text:p>
          </table:table-cell>
          <table:table-cell office:value-type="string" calcext:value-type="string">
            <text:p>CGINS-OPTAAD-00189__20141212__CC_tcarray.ext</text:p>
          </table:table-cell>
          <table:table-cell office:value-type="date" office:date-value="2014-09-18" calcext:value-type="date">
            <text:p>2014-09-1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9_Calibration_Files_2014-09-26 &gt; acs18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9</text:p>
          </table:table-cell>
          <table:table-cell office:value-type="string" calcext:value-type="string">
            <text:p>CGINS-OPTAAD-00189__20160527.csv</text:p>
          </table:table-cell>
          <table:table-cell office:value-type="date" office:date-value="2015-12-29" calcext:value-type="date">
            <text:p>2015-12-2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9_Calibration_Files_2016-01-07 &gt; acs18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9</text:p>
          </table:table-cell>
          <table:table-cell office:value-type="string" calcext:value-type="string">
            <text:p>CGINS-OPTAAD-00189__20160527__CC_taarray.ext</text:p>
          </table:table-cell>
          <table:table-cell office:value-type="date" office:date-value="2015-12-29" calcext:value-type="date">
            <text:p>2015-12-2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9_Calibration_Files_2016-01-07 &gt; acs18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89</text:p>
          </table:table-cell>
          <table:table-cell office:value-type="string" calcext:value-type="string">
            <text:p>CGINS-OPTAAD-00189__20160527__CC_tcarray.ext</text:p>
          </table:table-cell>
          <table:table-cell office:value-type="date" office:date-value="2015-12-29" calcext:value-type="date">
            <text:p>2015-12-2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89_Calibration_Files_2016-01-07 &gt; acs18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50509.csv</text:p>
          </table:table-cell>
          <table:table-cell office:value-type="date" office:date-value="2014-10-02" calcext:value-type="date">
            <text:p>2014-10-0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4-10-15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50509__CC_taarray.ext</text:p>
          </table:table-cell>
          <table:table-cell office:value-type="date" office:date-value="2014-10-02" calcext:value-type="date">
            <text:p>2014-10-0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4-10-15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50509__CC_tcarray.ext</text:p>
          </table:table-cell>
          <table:table-cell office:value-type="date" office:date-value="2014-10-02" calcext:value-type="date">
            <text:p>2014-10-0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4-10-15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61027.csv</text:p>
          </table:table-cell>
          <table:table-cell office:value-type="date" office:date-value="2016-04-25" calcext:value-type="date">
            <text:p>2016-04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6-05-11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61027__CC_taarray.ext</text:p>
          </table:table-cell>
          <table:table-cell office:value-type="date" office:date-value="2016-04-25" calcext:value-type="date">
            <text:p>2016-04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6-05-11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61027__CC_tcarray.ext</text:p>
          </table:table-cell>
          <table:table-cell office:value-type="date" office:date-value="2016-04-25" calcext:value-type="date">
            <text:p>2016-04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6-05-11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81008.csv</text:p>
          </table:table-cell>
          <table:table-cell office:value-type="date" office:date-value="2018-10-08" calcext:value-type="date">
            <text:p>2018-10-08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8-10-08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81008__CC_taarray.ext</text:p>
          </table:table-cell>
          <table:table-cell office:value-type="date" office:date-value="2018-10-08" calcext:value-type="date">
            <text:p>2018-10-08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8-10-08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193</text:p>
          </table:table-cell>
          <table:table-cell office:value-type="string" calcext:value-type="string">
            <text:p>CGINS-OPTAAD-00193__20181008__CC_tcarray.ext</text:p>
          </table:table-cell>
          <table:table-cell office:value-type="date" office:date-value="2018-10-08" calcext:value-type="date">
            <text:p>2018-10-08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193_Calibration_Files_2018-10-08 &gt; acs193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5</text:p>
          </table:table-cell>
          <table:table-cell office:value-type="string" calcext:value-type="string">
            <text:p>CGINS-OPTAAD-00205__20150218.csv</text:p>
          </table:table-cell>
          <table:table-cell office:value-type="date" office:date-value="2014-10-09" calcext:value-type="date">
            <text:p>2014-10-0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5_Calibration_Files_2014-10-16 &gt; ACS20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5</text:p>
          </table:table-cell>
          <table:table-cell office:value-type="string" calcext:value-type="string">
            <text:p>CGINS-OPTAAD-00205__20150218__CC_taarray.ext</text:p>
          </table:table-cell>
          <table:table-cell office:value-type="date" office:date-value="2014-10-09" calcext:value-type="date">
            <text:p>2014-10-0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5_Calibration_Files_2014-10-16 &gt; ACS20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5</text:p>
          </table:table-cell>
          <table:table-cell office:value-type="string" calcext:value-type="string">
            <text:p>CGINS-OPTAAD-00205__20150218__CC_tcarray.ext</text:p>
          </table:table-cell>
          <table:table-cell office:value-type="date" office:date-value="2014-10-09" calcext:value-type="date">
            <text:p>2014-10-0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5_Calibration_Files_2014-10-16 &gt; ACS20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5</text:p>
          </table:table-cell>
          <table:table-cell office:value-type="string" calcext:value-type="string">
            <text:p>CGINS-OPTAAD-00205__20180124.csv</text:p>
          </table:table-cell>
          <table:table-cell office:value-type="date" office:date-value="2018-01-24" calcext:value-type="date">
            <text:p>2018-01-24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5_Calibration_Files_2018-01-24 &gt; acs20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5</text:p>
          </table:table-cell>
          <table:table-cell office:value-type="string" calcext:value-type="string">
            <text:p>CGINS-OPTAAD-00205__20180124__CC_taarray.ext</text:p>
          </table:table-cell>
          <table:table-cell office:value-type="date" office:date-value="2018-01-24" calcext:value-type="date">
            <text:p>2018-01-24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5_Calibration_Files_2018-01-24 &gt; acs20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5</text:p>
          </table:table-cell>
          <table:table-cell office:value-type="string" calcext:value-type="string">
            <text:p>CGINS-OPTAAD-00205__20180124__CC_tcarray.ext</text:p>
          </table:table-cell>
          <table:table-cell office:value-type="date" office:date-value="2018-01-24" calcext:value-type="date">
            <text:p>2018-01-24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5_Calibration_Files_2018-01-24 &gt; acs20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6</text:p>
          </table:table-cell>
          <table:table-cell office:value-type="string" calcext:value-type="string">
            <text:p>CGINS-OPTAAD-00206__20150218.csv</text:p>
          </table:table-cell>
          <table:table-cell office:value-type="date" office:date-value="2014-10-15" calcext:value-type="date">
            <text:p>2014-10-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6_Calibration_Files_2014-10-28 &gt; acs20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6</text:p>
          </table:table-cell>
          <table:table-cell office:value-type="string" calcext:value-type="string">
            <text:p>CGINS-OPTAAD-00206__20150218__CC_taarray.ext</text:p>
          </table:table-cell>
          <table:table-cell office:value-type="date" office:date-value="2014-10-15" calcext:value-type="date">
            <text:p>2014-10-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6_Calibration_Files_2014-10-28 &gt; acs20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6</text:p>
          </table:table-cell>
          <table:table-cell office:value-type="string" calcext:value-type="string">
            <text:p>CGINS-OPTAAD-00206__20150218__CC_tcarray.ext</text:p>
          </table:table-cell>
          <table:table-cell office:value-type="date" office:date-value="2014-10-15" calcext:value-type="date">
            <text:p>2014-10-1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6_Calibration_Files_2014-10-28 &gt; acs20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6</text:p>
          </table:table-cell>
          <table:table-cell office:value-type="string" calcext:value-type="string">
            <text:p>CGINS-OPTAAD-00206__20161012.csv</text:p>
          </table:table-cell>
          <table:table-cell office:value-type="date" office:date-value="2016-08-11" calcext:value-type="date">
            <text:p>2016-08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6_Calibration_Files_2016-08-19 &gt; acs20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6</text:p>
          </table:table-cell>
          <table:table-cell office:value-type="string" calcext:value-type="string">
            <text:p>CGINS-OPTAAD-00206__20161012__CC_taarray.ext</text:p>
          </table:table-cell>
          <table:table-cell office:value-type="date" office:date-value="2016-08-11" calcext:value-type="date">
            <text:p>2016-08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6_Calibration_Files_2016-08-19 &gt; acs20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6</text:p>
          </table:table-cell>
          <table:table-cell office:value-type="string" calcext:value-type="string">
            <text:p>CGINS-OPTAAD-00206__20161012__CC_tcarray.ext</text:p>
          </table:table-cell>
          <table:table-cell office:value-type="date" office:date-value="2016-08-11" calcext:value-type="date">
            <text:p>2016-08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6_Calibration_Files_2016-08-19 &gt; acs20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7</text:p>
          </table:table-cell>
          <table:table-cell office:value-type="string" calcext:value-type="string">
            <text:p>CGINS-OPTAAD-00207__20150315.csv</text:p>
          </table:table-cell>
          <table:table-cell office:value-type="date" office:date-value="2014-10-20" calcext:value-type="date">
            <text:p>2014-10-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7_Calibration_Files_2014-10-28 &gt; acs20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7</text:p>
          </table:table-cell>
          <table:table-cell office:value-type="string" calcext:value-type="string">
            <text:p>CGINS-OPTAAD-00207__20150315__CC_taarray.ext</text:p>
          </table:table-cell>
          <table:table-cell office:value-type="date" office:date-value="2014-10-20" calcext:value-type="date">
            <text:p>2014-10-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7_Calibration_Files_2014-10-28 &gt; acs20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7</text:p>
          </table:table-cell>
          <table:table-cell office:value-type="string" calcext:value-type="string">
            <text:p>CGINS-OPTAAD-00207__20150315__CC_tcarray.ext</text:p>
          </table:table-cell>
          <table:table-cell office:value-type="date" office:date-value="2014-10-20" calcext:value-type="date">
            <text:p>2014-10-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7_Calibration_Files_2014-10-28 &gt; acs20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9</text:p>
          </table:table-cell>
          <table:table-cell office:value-type="string" calcext:value-type="string">
            <text:p>CGINS-OPTAAD-00209__20150315.csv</text:p>
          </table:table-cell>
          <table:table-cell office:value-type="date" office:date-value="2014-11-05" calcext:value-type="date">
            <text:p>2014-11-0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9_Calibration_Files_2014-11-19 &gt; acs20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9</text:p>
          </table:table-cell>
          <table:table-cell office:value-type="string" calcext:value-type="string">
            <text:p>CGINS-OPTAAD-00209__20150315__CC_taarray.ext</text:p>
          </table:table-cell>
          <table:table-cell office:value-type="date" office:date-value="2014-11-05" calcext:value-type="date">
            <text:p>2014-11-0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9_Calibration_Files_2014-11-19 &gt; acs20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9</text:p>
          </table:table-cell>
          <table:table-cell office:value-type="string" calcext:value-type="string">
            <text:p>CGINS-OPTAAD-00209__20150315__CC_tcarray.ext</text:p>
          </table:table-cell>
          <table:table-cell office:value-type="date" office:date-value="2014-11-05" calcext:value-type="date">
            <text:p>2014-11-0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9_Calibration_Files_2014-11-19 &gt; acs20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9</text:p>
          </table:table-cell>
          <table:table-cell office:value-type="string" calcext:value-type="string">
            <text:p>CGINS-OPTAAD-00209__20161011.csv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9_Calibration_Files_2016-09-09 &gt; acs20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9</text:p>
          </table:table-cell>
          <table:table-cell office:value-type="string" calcext:value-type="string">
            <text:p>CGINS-OPTAAD-00209__20161011__CC_taarray.ext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9_Calibration_Files_2016-09-09 &gt; acs20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09</text:p>
          </table:table-cell>
          <table:table-cell office:value-type="string" calcext:value-type="string">
            <text:p>CGINS-OPTAAD-00209__20161011__CC_tcarray.ext</text:p>
          </table:table-cell>
          <table:table-cell office:value-type="date" office:date-value="2016-09-01" calcext:value-type="date">
            <text:p>2016-09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09_Calibration_Files_2016-09-09 &gt; acs209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18</text:p>
          </table:table-cell>
          <table:table-cell office:value-type="string" calcext:value-type="string">
            <text:p>CGINS-OPTAAD-00218__20151114.csv</text:p>
          </table:table-cell>
          <table:table-cell office:value-type="date" office:date-value="2015-03-11" calcext:value-type="date">
            <text:p>2015-03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18_Calibration_Files_2015-03-24 &gt; acs218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18</text:p>
          </table:table-cell>
          <table:table-cell office:value-type="string" calcext:value-type="string">
            <text:p>CGINS-OPTAAD-00218__20151114__CC_taarray.ext</text:p>
          </table:table-cell>
          <table:table-cell office:value-type="date" office:date-value="2015-03-11" calcext:value-type="date">
            <text:p>2015-03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18_Calibration_Files_2015-03-24 &gt; acs218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18</text:p>
          </table:table-cell>
          <table:table-cell office:value-type="string" calcext:value-type="string">
            <text:p>CGINS-OPTAAD-00218__20151114__CC_tcarray.ext</text:p>
          </table:table-cell>
          <table:table-cell office:value-type="date" office:date-value="2015-03-11" calcext:value-type="date">
            <text:p>2015-03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18_Calibration_Files_2015-03-24 &gt; acs218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18</text:p>
          </table:table-cell>
          <table:table-cell office:value-type="string" calcext:value-type="string">
            <text:p>CGINS-OPTAAD-00218__20181009.csv</text:p>
          </table:table-cell>
          <table:table-cell office:value-type="date" office:date-value="2018-10-09" calcext:value-type="date">
            <text:p>2018-10-09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18_Calibration_Files_2018-10-09 &gt; acs218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18</text:p>
          </table:table-cell>
          <table:table-cell office:value-type="string" calcext:value-type="string">
            <text:p>CGINS-OPTAAD-00218__20181009__CC_taarray.ext</text:p>
          </table:table-cell>
          <table:table-cell office:value-type="date" office:date-value="2018-10-09" calcext:value-type="date">
            <text:p>2018-10-09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18_Calibration_Files_2018-10-09 &gt; acs218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18</text:p>
          </table:table-cell>
          <table:table-cell office:value-type="string" calcext:value-type="string">
            <text:p>CGINS-OPTAAD-00218__20181009__CC_tcarray.ext</text:p>
          </table:table-cell>
          <table:table-cell office:value-type="date" office:date-value="2018-10-09" calcext:value-type="date">
            <text:p>2018-10-09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18_Calibration_Files_2018-10-09 &gt; acs218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22</text:p>
          </table:table-cell>
          <table:table-cell office:value-type="string" calcext:value-type="string">
            <text:p>CGINS-OPTAAD-00222__20150815.csv</text:p>
          </table:table-cell>
          <table:table-cell office:value-type="date" office:date-value="2015-04-22" calcext:value-type="date">
            <text:p>2015-04-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22_Calibration_Files_2015-04-30 &gt; acs22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22</text:p>
          </table:table-cell>
          <table:table-cell office:value-type="string" calcext:value-type="string">
            <text:p>CGINS-OPTAAD-00222__20150815__CC_taarray.ext</text:p>
          </table:table-cell>
          <table:table-cell office:value-type="date" office:date-value="2015-04-22" calcext:value-type="date">
            <text:p>2015-04-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22_Calibration_Files_2015-04-30 &gt; acs22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22</text:p>
          </table:table-cell>
          <table:table-cell office:value-type="string" calcext:value-type="string">
            <text:p>CGINS-OPTAAD-00222__20150815__CC_tcarray.ext</text:p>
          </table:table-cell>
          <table:table-cell office:value-type="date" office:date-value="2015-04-22" calcext:value-type="date">
            <text:p>2015-04-2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22_Calibration_Files_2015-04-30 &gt; acs22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50509.csv</text:p>
          </table:table-cell>
          <table:table-cell office:value-type="date" office:date-value="2015-03-25" calcext:value-type="date">
            <text:p>2015-03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5-04-07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50509__CC_taarray.ext</text:p>
          </table:table-cell>
          <table:table-cell office:value-type="date" office:date-value="2015-03-25" calcext:value-type="date">
            <text:p>2015-03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5-04-07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50509__CC_tcarray.ext</text:p>
          </table:table-cell>
          <table:table-cell office:value-type="date" office:date-value="2015-03-25" calcext:value-type="date">
            <text:p>2015-03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5-04-07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60710.csv</text:p>
          </table:table-cell>
          <table:table-cell office:value-type="date" office:date-value="2016-04-27" calcext:value-type="date">
            <text:p>2016-04-2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6-05-11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60710__CC_taarray.ext</text:p>
          </table:table-cell>
          <table:table-cell office:value-type="date" office:date-value="2016-04-27" calcext:value-type="date">
            <text:p>2016-04-2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6-05-11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60710__CC_tcarray.ext</text:p>
          </table:table-cell>
          <table:table-cell office:value-type="date" office:date-value="2016-04-27" calcext:value-type="date">
            <text:p>2016-04-2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6-05-11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80312.csv</text:p>
          </table:table-cell>
          <table:table-cell office:value-type="date" office:date-value="2018-03-12" calcext:value-type="date">
            <text:p>2018-03-12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8-03-12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80312__CC_taarray.ext</text:p>
          </table:table-cell>
          <table:table-cell office:value-type="date" office:date-value="2018-03-12" calcext:value-type="date">
            <text:p>2018-03-12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8-03-12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0</text:p>
          </table:table-cell>
          <table:table-cell office:value-type="string" calcext:value-type="string">
            <text:p>CGINS-OPTAAD-00240__20180312__CC_tcarray.ext</text:p>
          </table:table-cell>
          <table:table-cell office:value-type="date" office:date-value="2018-03-12" calcext:value-type="date">
            <text:p>2018-03-12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0_Calibration_Files_2018-03-12 &gt; acs240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1</text:p>
          </table:table-cell>
          <table:table-cell office:value-type="string" calcext:value-type="string">
            <text:p>CGINS-OPTAAD-00241__20150509.csv</text:p>
          </table:table-cell>
          <table:table-cell office:value-type="date" office:date-value="2015-03-25" calcext:value-type="date">
            <text:p>2015-03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1_Calibration_Files_2015-04-07 &gt; ACS24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1</text:p>
          </table:table-cell>
          <table:table-cell office:value-type="string" calcext:value-type="string">
            <text:p>CGINS-OPTAAD-00241__20150509__CC_taarray.ext</text:p>
          </table:table-cell>
          <table:table-cell office:value-type="date" office:date-value="2015-03-25" calcext:value-type="date">
            <text:p>2015-03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1_Calibration_Files_2015-04-07 &gt; ACS24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1</text:p>
          </table:table-cell>
          <table:table-cell office:value-type="string" calcext:value-type="string">
            <text:p>CGINS-OPTAAD-00241__20150509__CC_tcarray.ext</text:p>
          </table:table-cell>
          <table:table-cell office:value-type="date" office:date-value="2015-03-25" calcext:value-type="date">
            <text:p>2015-03-2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1_Calibration_Files_2015-04-07 &gt; ACS24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1</text:p>
          </table:table-cell>
          <table:table-cell office:value-type="string" calcext:value-type="string">
            <text:p>CGINS-OPTAAD-00241__20160513.csv</text:p>
          </table:table-cell>
          <table:table-cell office:value-type="date" office:date-value="2016-03-24" calcext:value-type="date">
            <text:p>2016-03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1_Calibration_Files_2016-03-31 &gt; acs24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1</text:p>
          </table:table-cell>
          <table:table-cell office:value-type="string" calcext:value-type="string">
            <text:p>CGINS-OPTAAD-00241__20160513__CC_taarray.ext</text:p>
          </table:table-cell>
          <table:table-cell office:value-type="date" office:date-value="2016-03-24" calcext:value-type="date">
            <text:p>2016-03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1_Calibration_Files_2016-03-31 &gt; acs24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1</text:p>
          </table:table-cell>
          <table:table-cell office:value-type="string" calcext:value-type="string">
            <text:p>CGINS-OPTAAD-00241__20160513__CC_tcarray.ext</text:p>
          </table:table-cell>
          <table:table-cell office:value-type="date" office:date-value="2016-03-24" calcext:value-type="date">
            <text:p>2016-03-2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1_Calibration_Files_2016-03-31 &gt; acs241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2</text:p>
          </table:table-cell>
          <table:table-cell office:value-type="string" calcext:value-type="string">
            <text:p>CGINS-OPTAAD-00242__20150815.csv</text:p>
          </table:table-cell>
          <table:table-cell office:value-type="date" office:date-value="2015-04-01" calcext:value-type="date">
            <text:p>2015-04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2_Calibration_Files_2015-04-09 &gt; acs24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2</text:p>
          </table:table-cell>
          <table:table-cell office:value-type="string" calcext:value-type="string">
            <text:p>CGINS-OPTAAD-00242__20150815__CC_taarray.ext</text:p>
          </table:table-cell>
          <table:table-cell office:value-type="date" office:date-value="2015-04-01" calcext:value-type="date">
            <text:p>2015-04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2_Calibration_Files_2015-04-09 &gt; acs24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2</text:p>
          </table:table-cell>
          <table:table-cell office:value-type="string" calcext:value-type="string">
            <text:p>CGINS-OPTAAD-00242__20150815__CC_tcarray.ext</text:p>
          </table:table-cell>
          <table:table-cell office:value-type="date" office:date-value="2015-04-01" calcext:value-type="date">
            <text:p>2015-04-0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2_Calibration_Files_2015-04-09 &gt; acs242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5</text:p>
          </table:table-cell>
          <table:table-cell office:value-type="string" calcext:value-type="string">
            <text:p>CGINS-OPTAAD-00245__20151114.csv</text:p>
          </table:table-cell>
          <table:table-cell office:value-type="date" office:date-value="2015-05-13" calcext:value-type="date">
            <text:p>2015-05-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5_Calibration_Files_2015-05-27 &gt; acs24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5</text:p>
          </table:table-cell>
          <table:table-cell office:value-type="string" calcext:value-type="string">
            <text:p>CGINS-OPTAAD-00245__20151114__CC_taarray.ext</text:p>
          </table:table-cell>
          <table:table-cell office:value-type="date" office:date-value="2015-05-13" calcext:value-type="date">
            <text:p>2015-05-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5_Calibration_Files_2015-05-27 &gt; acs24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45</text:p>
          </table:table-cell>
          <table:table-cell office:value-type="string" calcext:value-type="string">
            <text:p>CGINS-OPTAAD-00245__20151114__CC_tcarray.ext</text:p>
          </table:table-cell>
          <table:table-cell office:value-type="date" office:date-value="2015-05-13" calcext:value-type="date">
            <text:p>2015-05-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45_Calibration_Files_2015-05-27 &gt; acs24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4</text:p>
          </table:table-cell>
          <table:table-cell office:value-type="string" calcext:value-type="string">
            <text:p>CGINS-OPTAAD-00254__20151214.csv</text:p>
          </table:table-cell>
          <table:table-cell office:value-type="date" office:date-value="2015-06-29" calcext:value-type="date">
            <text:p>2015-06-2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4_Calibration_Files_2015-07-20 &gt; acs254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4</text:p>
          </table:table-cell>
          <table:table-cell office:value-type="string" calcext:value-type="string">
            <text:p>CGINS-OPTAAD-00254__20151214__CC_taarray.ext</text:p>
          </table:table-cell>
          <table:table-cell office:value-type="date" office:date-value="2015-06-29" calcext:value-type="date">
            <text:p>2015-06-2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4_Calibration_Files_2015-07-20 &gt; acs254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4</text:p>
          </table:table-cell>
          <table:table-cell office:value-type="string" calcext:value-type="string">
            <text:p>CGINS-OPTAAD-00254__20151214__CC_tcarray.ext</text:p>
          </table:table-cell>
          <table:table-cell office:value-type="date" office:date-value="2015-06-29" calcext:value-type="date">
            <text:p>2015-06-2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4_Calibration_Files_2015-07-20 &gt; acs254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4</text:p>
          </table:table-cell>
          <table:table-cell office:value-type="string" calcext:value-type="string">
            <text:p>CGINS-OPTAAD-00254__20180517.csv</text:p>
          </table:table-cell>
          <table:table-cell office:value-type="date" office:date-value="2018-05-14" calcext:value-type="date">
            <text:p>2018-05-1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4_Calibration_Files_2018-05-17 &gt; acs254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4</text:p>
          </table:table-cell>
          <table:table-cell office:value-type="string" calcext:value-type="string">
            <text:p>CGINS-OPTAAD-00254__20180517__CC_taarray.ext</text:p>
          </table:table-cell>
          <table:table-cell office:value-type="date" office:date-value="2018-05-14" calcext:value-type="date">
            <text:p>2018-05-1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4_Calibration_Files_2018-05-17 &gt; acs254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4</text:p>
          </table:table-cell>
          <table:table-cell office:value-type="string" calcext:value-type="string">
            <text:p>CGINS-OPTAAD-00254__20180517__CC_tcarray.ext</text:p>
          </table:table-cell>
          <table:table-cell office:value-type="date" office:date-value="2018-05-14" calcext:value-type="date">
            <text:p>2018-05-1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4_Calibration_Files_2018-05-17 &gt; acs254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5</text:p>
          </table:table-cell>
          <table:table-cell office:value-type="string" calcext:value-type="string">
            <text:p>CGINS-OPTAAD-00255__20151214.csv</text:p>
          </table:table-cell>
          <table:table-cell office:value-type="date" office:date-value="2015-07-20" calcext:value-type="date">
            <text:p>2015-07-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5_Calibration_Files_2015-08-04 &gt; acs25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5</text:p>
          </table:table-cell>
          <table:table-cell office:value-type="string" calcext:value-type="string">
            <text:p>CGINS-OPTAAD-00255__20151214__CC_taarray.ext</text:p>
          </table:table-cell>
          <table:table-cell office:value-type="date" office:date-value="2015-07-20" calcext:value-type="date">
            <text:p>2015-07-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5_Calibration_Files_2015-08-04 &gt; acs25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5</text:p>
          </table:table-cell>
          <table:table-cell office:value-type="string" calcext:value-type="string">
            <text:p>CGINS-OPTAAD-00255__20151214__CC_tcarray.ext</text:p>
          </table:table-cell>
          <table:table-cell office:value-type="date" office:date-value="2015-07-20" calcext:value-type="date">
            <text:p>2015-07-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5_Calibration_Files_2015-08-04 &gt; acs255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6</text:p>
          </table:table-cell>
          <table:table-cell office:value-type="string" calcext:value-type="string">
            <text:p>CGINS-OPTAAD-00256__20151022.csv</text:p>
          </table:table-cell>
          <table:table-cell office:value-type="date" office:date-value="2015-07-30" calcext:value-type="date">
            <text:p>2015-07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6_Calibration_Files_2015-08-04 &gt; acs25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6</text:p>
          </table:table-cell>
          <table:table-cell office:value-type="string" calcext:value-type="string">
            <text:p>CGINS-OPTAAD-00256__20151022__CC_taarray.ext</text:p>
          </table:table-cell>
          <table:table-cell office:value-type="date" office:date-value="2015-07-30" calcext:value-type="date">
            <text:p>2015-07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6_Calibration_Files_2015-08-04 &gt; acs25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6</text:p>
          </table:table-cell>
          <table:table-cell office:value-type="string" calcext:value-type="string">
            <text:p>CGINS-OPTAAD-00256__20151022__CC_tcarray.ext</text:p>
          </table:table-cell>
          <table:table-cell office:value-type="date" office:date-value="2015-07-30" calcext:value-type="date">
            <text:p>2015-07-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6_Calibration_Files_2015-08-04 &gt; acs256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7</text:p>
          </table:table-cell>
          <table:table-cell office:value-type="string" calcext:value-type="string">
            <text:p>CGINS-OPTAAD-00257__20151021.csv</text:p>
          </table:table-cell>
          <table:table-cell office:value-type="date" office:date-value="2015-08-11" calcext:value-type="date">
            <text:p>2015-08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7_Calibration_Files_2015-08-20 &gt; acs25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7</text:p>
          </table:table-cell>
          <table:table-cell office:value-type="string" calcext:value-type="string">
            <text:p>CGINS-OPTAAD-00257__20151021__CC_taarray.ext</text:p>
          </table:table-cell>
          <table:table-cell office:value-type="date" office:date-value="2015-08-11" calcext:value-type="date">
            <text:p>2015-08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7_Calibration_Files_2015-08-20 &gt; acs25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7</text:p>
          </table:table-cell>
          <table:table-cell office:value-type="string" calcext:value-type="string">
            <text:p>CGINS-OPTAAD-00257__20151021__CC_tcarray.ext</text:p>
          </table:table-cell>
          <table:table-cell office:value-type="date" office:date-value="2015-08-11" calcext:value-type="date">
            <text:p>2015-08-1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7_Calibration_Files_2015-08-20 &gt; acs25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7</text:p>
          </table:table-cell>
          <table:table-cell office:value-type="string" calcext:value-type="string">
            <text:p>CGINS-OPTAAD-00257__20161011.csv</text:p>
          </table:table-cell>
          <table:table-cell office:value-type="date" office:date-value="2016-08-26" calcext:value-type="date">
            <text:p>2016-08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7_Calibration_Files_2016-08-26 &gt; acs25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7</text:p>
          </table:table-cell>
          <table:table-cell office:value-type="string" calcext:value-type="string">
            <text:p>CGINS-OPTAAD-00257__20161011__CC_taarray.ext</text:p>
          </table:table-cell>
          <table:table-cell office:value-type="date" office:date-value="2016-08-26" calcext:value-type="date">
            <text:p>2016-08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7_Calibration_Files_2016-08-26 &gt; acs257.de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AAD</text:p>
          </table:table-cell>
          <table:table-cell office:value-type="string" calcext:value-type="string">
            <text:p>ACS-257</text:p>
          </table:table-cell>
          <table:table-cell office:value-type="string" calcext:value-type="string">
            <text:p>CGINS-OPTAAD-00257__20161011__CC_tcarray.ext</text:p>
          </table:table-cell>
          <table:table-cell office:value-type="date" office:date-value="2016-08-26" calcext:value-type="date">
            <text:p>2016-08-2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, need date chang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rce file: OPTAA-D_AC-S_SN_257_Calibration_Files_2016-08-26 &gt; acs257.dev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9:51:19.188644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20:15.105785625</meta:creation-date>
    <dc:date>2019-05-21T16:23:38.612802497</dc:date>
    <meta:editing-duration>PT48M24S</meta:editing-duration>
    <meta:editing-cycles>6</meta:editing-cycles>
    <meta:generator>LibreOffice/6.0.7.3$Linux_X86_64 LibreOffice_project/00m0$Build-3</meta:generator>
    <meta:document-statistic meta:table-count="1" meta:cell-count="1444" meta:object-count="0"/>
  </office:meta>
</office:document-meta>
</file>